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38in"/>
    </style:style>
    <style:style style:name="co3" style:family="table-column">
      <style:table-column-properties fo:break-before="auto" style:column-width="0.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11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19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imulateData" table:style-name="ta1" table:print="false">
        <table:table-column table:style-name="co1" table:number-columns-repeated="2" table:default-cell-style-name="ce1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1" table:number-columns-repeated="1015" table:default-cell-style-name="Default"/>
        <table:table-row table:style-name="ro1">
          <table:table-cell table:number-columns-repeated="1023"/>
        </table:table-row>
        <table:table-row table:style-name="ro2">
          <table:table-cell table:style-name="ce2" office:value-type="string">
            <text:p>Least Square Curve Fit using Simulated Temperature Data</text:p>
          </table:table-cell>
          <table:table-cell table:style-name="ce4"/>
          <table:table-cell table:style-name="ce6" table:number-columns-repeated="6"/>
          <table:table-cell table:style-name="ce10">
            <draw:frame table:end-cell-address="SimulateData.R52" table:end-x="0.822in" table:end-y="0.1244in" draw:z-index="0" draw:style-name="gr1" draw:text-style-name="P1" svg:width="8.7705in" svg:height="9.135in" svg:x="0.0528in" svg:y="0.0429in">
              <draw:object draw:notify-on-update-of-ranges="SimulateData.C14:SimulateData.C15 SimulateData.C16:SimulateData.C52 SimulateData.B16:SimulateData.B52 SimulateData.E14:SimulateData.E15 SimulateData.E16:SimulateData.E52 SimulateData.B16:SimulateData.B52 SimulateData.H14:SimulateData.H15 SimulateData.H16:SimulateData.H52 SimulateData.B16:SimulateData.B5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10"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3" office:value-type="string">
            <text:p>Calculated →</text:p>
          </table:table-cell>
          <table:table-cell/>
          <table:table-cell table:style-name="ce8" table:formula="of:=([.C7]*[.C8]/[.E8]-[.C9])/([.E7]/[.E8]-[.C10])" office:value-type="float" office:value="0.556270638305764">
            <text:p>0.556271</text:p>
          </table:table-cell>
          <table:table-cell table:style-name="ce7" office:value-type="string">
            <text:p><text:s/>= m</text:p>
          </table:table-cell>
          <table:table-cell table:style-name="ce9" table:formula="of:=5/9" office:value-type="float" office:value="0.555555555555556">
            <text:p>0.55556</text:p>
          </table:table-cell>
          <table:table-cell table:style-name="ce7" office:value-type="string">
            <text:p><text:s/>= m actual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formula="of:=([.C8]-[.D4]*[.C7])/[.E8]" office:value-type="float" office:value="-18.6771660608141">
            <text:p>-18.68</text:p>
          </table:table-cell>
          <table:table-cell table:style-name="ce7" office:value-type="string">
            <text:p><text:s/>= b</text:p>
          </table:table-cell>
          <table:table-cell table:formula="of:=-5/9*32" office:value-type="float" office:value="-17.7777777777778">
            <text:p>-17.78</text:p>
          </table:table-cell>
          <table:table-cell table:style-name="ce7" office:value-type="string">
            <text:p><text:s/>= b actual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3">
          <table:table-cell table:number-columns-repeated="2"/>
          <table:table-cell table:formula="of:=SUM([.B16:.B52])" office:value-type="float" office:value="4514">
            <text:p>4514.00</text:p>
          </table:table-cell>
          <table:table-cell table:style-name="ce7" office:value-type="string">
            <text:p><text:s/>=sumx</text:p>
          </table:table-cell>
          <table:table-cell table:formula="of:=[.C7]*[.C7]" office:value-type="float" office:value="20376196">
            <text:p>20376196.00</text:p>
          </table:table-cell>
          <table:table-cell table:style-name="ce7" office:value-type="string">
            <text:p><text:s/>=sumx*sumx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SUM([.E16:.E52])" office:value-type="float" office:value="1819.9505170621">
            <text:p>1819.95</text:p>
          </table:table-cell>
          <table:table-cell table:style-name="ce7" office:value-type="string">
            <text:p><text:s/>=sumy</text:p>
          </table:table-cell>
          <table:table-cell table:formula="of:=[.A52]" office:value-type="float" office:value="37">
            <text:p>37.00</text:p>
          </table:table-cell>
          <table:table-cell table:style-name="ce7" office:value-type="string">
            <text:p><text:s/>= n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formula="of:=SUM([.F16:.F52])" office:value-type="float" office:value="280692.701890919">
            <text:p>280692.70</text:p>
          </table:table-cell>
          <table:table-cell table:style-name="ce7" office:value-type="string">
            <text:p><text:s/>= sumxy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formula="of:=SUM([.G16:.G52])" office:value-type="float" office:value="656158">
            <text:p>656158.00</text:p>
          </table:table-cell>
          <table:table-cell table:style-name="ce7" office:value-type="string">
            <text:p><text:s/>=sumxx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office:value-type="float" office:value="10">
            <text:p>10.00</text:p>
          </table:table-cell>
          <table:table-cell office:value-type="string">
            <text:p><text:s/>= Scaled Error</text:p>
          </table:table-cell>
          <table:table-cell table:number-columns-repeated="1018"/>
        </table:table-row>
        <table:table-row table:style-name="ro1">
          <table:table-cell table:number-columns-repeated="1023"/>
        </table:table-row>
        <table:table-row table:style-name="ro1">
          <table:table-cell table:style-name="ce3"/>
          <table:table-cell table:style-name="ce3" office:value-type="string">
            <text:p>x</text:p>
          </table:table-cell>
          <table:table-cell table:style-name="ce7" office:value-type="string">
            <text:p>y</text:p>
          </table:table-cell>
          <table:table-cell table:style-name="ce7"/>
          <table:table-cell table:style-name="ce7" office:value-type="string">
            <text:p>y'</text:p>
          </table:table-cell>
          <table:table-cell table:style-name="ce7" table:number-columns-repeated="2"/>
          <table:table-cell table:style-name="ce7" office:value-type="string">
            <text:p>y Calculated</text:p>
          </table:table-cell>
          <table:table-cell table:style-name="ce11" table:number-columns-repeated="1015"/>
        </table:table-row>
        <table:table-row table:style-name="ro1">
          <table:table-cell table:style-name="ce3" office:value-type="string">
            <text:p>N</text:p>
          </table:table-cell>
          <table:table-cell table:style-name="ce3" office:value-type="string">
            <text:p>Deg F</text:p>
          </table:table-cell>
          <table:table-cell table:style-name="ce7" office:value-type="string">
            <text:p>Deg C</text:p>
          </table:table-cell>
          <table:table-cell table:style-name="ce7" office:value-type="string">
            <text:p>Error</text:p>
          </table:table-cell>
          <table:table-cell table:style-name="ce7" office:value-type="string">
            <text:p>Measured C</text:p>
          </table:table-cell>
          <table:table-cell table:style-name="ce7" office:value-type="string">
            <text:p>x*y'</text:p>
          </table:table-cell>
          <table:table-cell table:style-name="ce7" office:value-type="string">
            <text:p>x*x</text:p>
          </table:table-cell>
          <table:table-cell table:style-name="ce7" office:value-type="string">
            <text:p>Deg <text:s/>C</text:p>
          </table:table-cell>
          <table:table-cell table:style-name="ce11"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formula="of:=5/9*([.B16]-32)" office:value-type="float" office:value="0">
            <text:p>0.00</text:p>
          </table:table-cell>
          <table:table-cell table:formula="of:=[.$D$12]*2*(RAND()-0.5)" office:value-type="float" office:value="-6.59165698569268">
            <text:p>-6.59</text:p>
          </table:table-cell>
          <table:table-cell table:formula="of:=[.C16]+[.D16]" office:value-type="float" office:value="-6.59165698569268">
            <text:p>-6.59</text:p>
          </table:table-cell>
          <table:table-cell table:formula="of:=[.B16]*[.E16]" office:value-type="float" office:value="-210.933023542166">
            <text:p>-210.93</text:p>
          </table:table-cell>
          <table:table-cell table:formula="of:=[.B16]*[.B16]" office:value-type="float" office:value="1024">
            <text:p>1024.00</text:p>
          </table:table-cell>
          <table:table-cell table:formula="of:=[.$D$4]*[.B16]+[.$D$5]" office:value-type="float" office:value="-0.876505635029659">
            <text:p>-0.88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table:formula="of:=5/9*([.B17]-32)" office:value-type="float" office:value="2.77777777777778">
            <text:p>2.78</text:p>
          </table:table-cell>
          <table:table-cell table:formula="of:=[.$D$12]*2*(RAND()-0.5)" office:value-type="float" office:value="4.61608247365803">
            <text:p>4.62</text:p>
          </table:table-cell>
          <table:table-cell table:formula="of:=[.C17]+[.D17]" office:value-type="float" office:value="7.3938602514358">
            <text:p>7.39</text:p>
          </table:table-cell>
          <table:table-cell table:formula="of:=[.B17]*[.E17]" office:value-type="float" office:value="273.572829303125">
            <text:p>273.57</text:p>
          </table:table-cell>
          <table:table-cell table:formula="of:=[.B17]*[.B17]" office:value-type="float" office:value="1369">
            <text:p>1369.00</text:p>
          </table:table-cell>
          <table:table-cell table:formula="of:=[.$D$4]*[.B17]+[.$D$5]" office:value-type="float" office:value="1.90484755649916">
            <text:p>1.90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table:formula="of:=5/9*([.B18]-32)" office:value-type="float" office:value="5.55555555555556">
            <text:p>5.56</text:p>
          </table:table-cell>
          <table:table-cell table:formula="of:=[.$D$12]*2*(RAND()-0.5)" office:value-type="float" office:value="-6.51337563060224">
            <text:p>-6.51</text:p>
          </table:table-cell>
          <table:table-cell table:formula="of:=[.C18]+[.D18]" office:value-type="float" office:value="-0.957820075046685">
            <text:p>-0.96</text:p>
          </table:table-cell>
          <table:table-cell table:formula="of:=[.B18]*[.E18]" office:value-type="float" office:value="-40.2284431519608">
            <text:p>-40.23</text:p>
          </table:table-cell>
          <table:table-cell table:formula="of:=[.B18]*[.B18]" office:value-type="float" office:value="1764">
            <text:p>1764.00</text:p>
          </table:table-cell>
          <table:table-cell table:formula="of:=[.$D$4]*[.B18]+[.$D$5]" office:value-type="float" office:value="4.68620074802799">
            <text:p>4.69</text:p>
          </table:table-cell>
          <table:table-cell table:number-columns-repeated="2" office:value-type="string">
            <text:p><text:s/></text:p>
          </table:table-cell>
          <table:table-cell table:number-columns-repeated="101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table:formula="of:=5/9*([.B19]-32)" office:value-type="float" office:value="8.33333333333333">
            <text:p>8.33</text:p>
          </table:table-cell>
          <table:table-cell table:formula="of:=[.$D$12]*2*(RAND()-0.5)" office:value-type="float" office:value="0.105779012665153">
            <text:p>0.11</text:p>
          </table:table-cell>
          <table:table-cell table:formula="of:=[.C19]+[.D19]" office:value-type="float" office:value="8.43911234599849">
            <text:p>8.44</text:p>
          </table:table-cell>
          <table:table-cell table:formula="of:=[.B19]*[.E19]" office:value-type="float" office:value="396.638280261929">
            <text:p>396.64</text:p>
          </table:table-cell>
          <table:table-cell table:formula="of:=[.B19]*[.B19]" office:value-type="float" office:value="2209">
            <text:p>2209.00</text:p>
          </table:table-cell>
          <table:table-cell table:formula="of:=[.$D$4]*[.B19]+[.$D$5]" office:value-type="float" office:value="7.4675539395568">
            <text:p>7.47</text:p>
          </table:table-cell>
          <table:table-cell table:number-columns-repeated="1015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table:formula="of:=5/9*([.B20]-32)" office:value-type="float" office:value="11.1111111111111">
            <text:p>11.11</text:p>
          </table:table-cell>
          <table:table-cell table:formula="of:=[.$D$12]*2*(RAND()-0.5)" office:value-type="float" office:value="-9.3178947782144">
            <text:p>-9.32</text:p>
          </table:table-cell>
          <table:table-cell table:formula="of:=[.C20]+[.D20]" office:value-type="float" office:value="1.79321633289672">
            <text:p>1.79</text:p>
          </table:table-cell>
          <table:table-cell table:formula="of:=[.B20]*[.E20]" office:value-type="float" office:value="93.2472493106292">
            <text:p>93.25</text:p>
          </table:table-cell>
          <table:table-cell table:formula="of:=[.B20]*[.B20]" office:value-type="float" office:value="2704">
            <text:p>2704.00</text:p>
          </table:table-cell>
          <table:table-cell table:formula="of:=[.$D$4]*[.B20]+[.$D$5]" office:value-type="float" office:value="10.2489071310856">
            <text:p>10.25</text:p>
          </table:table-cell>
          <table:table-cell office:value-type="string">
            <text:p><text:s/>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table:formula="of:=5/9*([.B21]-32)" office:value-type="float" office:value="13.8888888888889">
            <text:p>13.89</text:p>
          </table:table-cell>
          <table:table-cell table:formula="of:=[.$D$12]*2*(RAND()-0.5)" office:value-type="float" office:value="-0.930710630491376">
            <text:p>-0.93</text:p>
          </table:table-cell>
          <table:table-cell table:formula="of:=[.C21]+[.D21]" office:value-type="float" office:value="12.9581782583975">
            <text:p>12.96</text:p>
          </table:table-cell>
          <table:table-cell table:formula="of:=[.B21]*[.E21]" office:value-type="float" office:value="738.616160728658">
            <text:p>738.62</text:p>
          </table:table-cell>
          <table:table-cell table:formula="of:=[.B21]*[.B21]" office:value-type="float" office:value="3249">
            <text:p>3249.00</text:p>
          </table:table-cell>
          <table:table-cell table:formula="of:=[.$D$4]*[.B21]+[.$D$5]" office:value-type="float" office:value="13.0302603226144">
            <text:p>13.03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2">
            <text:p>62</text:p>
          </table:table-cell>
          <table:table-cell table:formula="of:=5/9*([.B22]-32)" office:value-type="float" office:value="16.6666666666667">
            <text:p>16.67</text:p>
          </table:table-cell>
          <table:table-cell table:formula="of:=[.$D$12]*2*(RAND()-0.5)" office:value-type="float" office:value="5.27248338330537">
            <text:p>5.27</text:p>
          </table:table-cell>
          <table:table-cell table:formula="of:=[.C22]+[.D22]" office:value-type="float" office:value="21.939150049972">
            <text:p>21.94</text:p>
          </table:table-cell>
          <table:table-cell table:formula="of:=[.B22]*[.E22]" office:value-type="float" office:value="1360.22730309827">
            <text:p>1360.23</text:p>
          </table:table-cell>
          <table:table-cell table:formula="of:=[.B22]*[.B22]" office:value-type="float" office:value="3844">
            <text:p>3844.00</text:p>
          </table:table-cell>
          <table:table-cell table:formula="of:=[.$D$4]*[.B22]+[.$D$5]" office:value-type="float" office:value="15.8116135141433">
            <text:p>15.81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67">
            <text:p>67</text:p>
          </table:table-cell>
          <table:table-cell table:formula="of:=5/9*([.B23]-32)" office:value-type="float" office:value="19.4444444444444">
            <text:p>19.44</text:p>
          </table:table-cell>
          <table:table-cell table:formula="of:=[.$D$12]*2*(RAND()-0.5)" office:value-type="float" office:value="0.701299211941659">
            <text:p>0.70</text:p>
          </table:table-cell>
          <table:table-cell table:formula="of:=[.C23]+[.D23]" office:value-type="float" office:value="20.1457436563861">
            <text:p>20.15</text:p>
          </table:table-cell>
          <table:table-cell table:formula="of:=[.B23]*[.E23]" office:value-type="float" office:value="1349.76482497787">
            <text:p>1349.76</text:p>
          </table:table-cell>
          <table:table-cell table:formula="of:=[.B23]*[.B23]" office:value-type="float" office:value="4489">
            <text:p>4489.00</text:p>
          </table:table-cell>
          <table:table-cell table:formula="of:=[.$D$4]*[.B23]+[.$D$5]" office:value-type="float" office:value="18.5929667056721">
            <text:p>18.59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table:formula="of:=5/9*([.B24]-32)" office:value-type="float" office:value="22.2222222222222">
            <text:p>22.22</text:p>
          </table:table-cell>
          <table:table-cell table:formula="of:=[.$D$12]*2*(RAND()-0.5)" office:value-type="float" office:value="0.233955075964332">
            <text:p>0.23</text:p>
          </table:table-cell>
          <table:table-cell table:formula="of:=[.C24]+[.D24]" office:value-type="float" office:value="22.4561772981866">
            <text:p>22.46</text:p>
          </table:table-cell>
          <table:table-cell table:formula="of:=[.B24]*[.E24]" office:value-type="float" office:value="1616.84476546943">
            <text:p>1616.84</text:p>
          </table:table-cell>
          <table:table-cell table:formula="of:=[.B24]*[.B24]" office:value-type="float" office:value="5184">
            <text:p>5184.00</text:p>
          </table:table-cell>
          <table:table-cell table:formula="of:=[.$D$4]*[.B24]+[.$D$5]" office:value-type="float" office:value="21.3743198972009">
            <text:p>21.37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table:formula="of:=5/9*([.B25]-32)" office:value-type="float" office:value="25">
            <text:p>25.00</text:p>
          </table:table-cell>
          <table:table-cell table:formula="of:=[.$D$12]*2*(RAND()-0.5)" office:value-type="float" office:value="-0.116878445260227">
            <text:p>-0.12</text:p>
          </table:table-cell>
          <table:table-cell table:formula="of:=[.C25]+[.D25]" office:value-type="float" office:value="24.8831215547398">
            <text:p>24.88</text:p>
          </table:table-cell>
          <table:table-cell table:formula="of:=[.B25]*[.E25]" office:value-type="float" office:value="1916.00035971496">
            <text:p>1916.00</text:p>
          </table:table-cell>
          <table:table-cell table:formula="of:=[.B25]*[.B25]" office:value-type="float" office:value="5929">
            <text:p>5929.00</text:p>
          </table:table-cell>
          <table:table-cell table:formula="of:=[.$D$4]*[.B25]+[.$D$5]" office:value-type="float" office:value="24.1556730887297">
            <text:p>24.16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table:formula="of:=5/9*([.B26]-32)" office:value-type="float" office:value="27.7777777777778">
            <text:p>27.78</text:p>
          </table:table-cell>
          <table:table-cell table:formula="of:=[.$D$12]*2*(RAND()-0.5)" office:value-type="float" office:value="-2.12721540592611">
            <text:p>-2.13</text:p>
          </table:table-cell>
          <table:table-cell table:formula="of:=[.C26]+[.D26]" office:value-type="float" office:value="25.6505623718517">
            <text:p>25.65</text:p>
          </table:table-cell>
          <table:table-cell table:formula="of:=[.B26]*[.E26]" office:value-type="float" office:value="2103.34611449184">
            <text:p>2103.35</text:p>
          </table:table-cell>
          <table:table-cell table:formula="of:=[.B26]*[.B26]" office:value-type="float" office:value="6724">
            <text:p>6724.00</text:p>
          </table:table-cell>
          <table:table-cell table:formula="of:=[.$D$4]*[.B26]+[.$D$5]" office:value-type="float" office:value="26.9370262802586">
            <text:p>26.94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87">
            <text:p>87</text:p>
          </table:table-cell>
          <table:table-cell table:formula="of:=5/9*([.B27]-32)" office:value-type="float" office:value="30.5555555555556">
            <text:p>30.56</text:p>
          </table:table-cell>
          <table:table-cell table:formula="of:=[.$D$12]*2*(RAND()-0.5)" office:value-type="float" office:value="0.848588575609028">
            <text:p>0.85</text:p>
          </table:table-cell>
          <table:table-cell table:formula="of:=[.C27]+[.D27]" office:value-type="float" office:value="31.4041441311646">
            <text:p>31.40</text:p>
          </table:table-cell>
          <table:table-cell table:formula="of:=[.B27]*[.E27]" office:value-type="float" office:value="2732.16053941132">
            <text:p>2732.16</text:p>
          </table:table-cell>
          <table:table-cell table:formula="of:=[.B27]*[.B27]" office:value-type="float" office:value="7569">
            <text:p>7569.00</text:p>
          </table:table-cell>
          <table:table-cell table:formula="of:=[.$D$4]*[.B27]+[.$D$5]" office:value-type="float" office:value="29.7183794717874">
            <text:p>29.72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92">
            <text:p>92</text:p>
          </table:table-cell>
          <table:table-cell table:formula="of:=5/9*([.B28]-32)" office:value-type="float" office:value="33.3333333333333">
            <text:p>33.33</text:p>
          </table:table-cell>
          <table:table-cell table:formula="of:=[.$D$12]*2*(RAND()-0.5)" office:value-type="float" office:value="5.59319975785911">
            <text:p>5.59</text:p>
          </table:table-cell>
          <table:table-cell table:formula="of:=[.C28]+[.D28]" office:value-type="float" office:value="38.9265330911924">
            <text:p>38.93</text:p>
          </table:table-cell>
          <table:table-cell table:formula="of:=[.B28]*[.E28]" office:value-type="float" office:value="3581.24104438971">
            <text:p>3581.24</text:p>
          </table:table-cell>
          <table:table-cell table:formula="of:=[.B28]*[.B28]" office:value-type="float" office:value="8464">
            <text:p>8464.00</text:p>
          </table:table-cell>
          <table:table-cell table:formula="of:=[.$D$4]*[.B28]+[.$D$5]" office:value-type="float" office:value="32.4997326633162">
            <text:p>32.50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7">
            <text:p>97</text:p>
          </table:table-cell>
          <table:table-cell table:formula="of:=5/9*([.B29]-32)" office:value-type="float" office:value="36.1111111111111">
            <text:p>36.11</text:p>
          </table:table-cell>
          <table:table-cell table:formula="of:=[.$D$12]*2*(RAND()-0.5)" office:value-type="float" office:value="-9.42933567333967">
            <text:p>-9.43</text:p>
          </table:table-cell>
          <table:table-cell table:formula="of:=[.C29]+[.D29]" office:value-type="float" office:value="26.6817754377714">
            <text:p>26.68</text:p>
          </table:table-cell>
          <table:table-cell table:formula="of:=[.B29]*[.E29]" office:value-type="float" office:value="2588.13221746383">
            <text:p>2588.13</text:p>
          </table:table-cell>
          <table:table-cell table:formula="of:=[.B29]*[.B29]" office:value-type="float" office:value="9409">
            <text:p>9409.00</text:p>
          </table:table-cell>
          <table:table-cell table:formula="of:=[.$D$4]*[.B29]+[.$D$5]" office:value-type="float" office:value="35.281085854845">
            <text:p>35.28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2">
            <text:p>102</text:p>
          </table:table-cell>
          <table:table-cell table:formula="of:=5/9*([.B30]-32)" office:value-type="float" office:value="38.8888888888889">
            <text:p>38.89</text:p>
          </table:table-cell>
          <table:table-cell table:formula="of:=[.$D$12]*2*(RAND()-0.5)" office:value-type="float" office:value="9.77491842117161">
            <text:p>9.77</text:p>
          </table:table-cell>
          <table:table-cell table:formula="of:=[.C30]+[.D30]" office:value-type="float" office:value="48.6638073100605">
            <text:p>48.66</text:p>
          </table:table-cell>
          <table:table-cell table:formula="of:=[.B30]*[.E30]" office:value-type="float" office:value="4963.70834562617">
            <text:p>4963.71</text:p>
          </table:table-cell>
          <table:table-cell table:formula="of:=[.B30]*[.B30]" office:value-type="float" office:value="10404">
            <text:p>10404.00</text:p>
          </table:table-cell>
          <table:table-cell table:formula="of:=[.$D$4]*[.B30]+[.$D$5]" office:value-type="float" office:value="38.0624390463738">
            <text:p>38.06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7">
            <text:p>107</text:p>
          </table:table-cell>
          <table:table-cell table:formula="of:=5/9*([.B31]-32)" office:value-type="float" office:value="41.6666666666667">
            <text:p>41.67</text:p>
          </table:table-cell>
          <table:table-cell table:formula="of:=[.$D$12]*2*(RAND()-0.5)" office:value-type="float" office:value="-4.9503560224548">
            <text:p>-4.95</text:p>
          </table:table-cell>
          <table:table-cell table:formula="of:=[.C31]+[.D31]" office:value-type="float" office:value="36.7163106442119">
            <text:p>36.72</text:p>
          </table:table-cell>
          <table:table-cell table:formula="of:=[.B31]*[.E31]" office:value-type="float" office:value="3928.64523893067">
            <text:p>3928.65</text:p>
          </table:table-cell>
          <table:table-cell table:formula="of:=[.B31]*[.B31]" office:value-type="float" office:value="11449">
            <text:p>11449.00</text:p>
          </table:table-cell>
          <table:table-cell table:formula="of:=[.$D$4]*[.B31]+[.$D$5]" office:value-type="float" office:value="40.8437922379027">
            <text:p>40.84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2">
            <text:p>112</text:p>
          </table:table-cell>
          <table:table-cell table:formula="of:=5/9*([.B32]-32)" office:value-type="float" office:value="44.4444444444444">
            <text:p>44.44</text:p>
          </table:table-cell>
          <table:table-cell table:formula="of:=[.$D$12]*2*(RAND()-0.5)" office:value-type="float" office:value="-6.91818872932345">
            <text:p>-6.92</text:p>
          </table:table-cell>
          <table:table-cell table:formula="of:=[.C32]+[.D32]" office:value-type="float" office:value="37.526255715121">
            <text:p>37.53</text:p>
          </table:table-cell>
          <table:table-cell table:formula="of:=[.B32]*[.E32]" office:value-type="float" office:value="4202.94064009355">
            <text:p>4202.94</text:p>
          </table:table-cell>
          <table:table-cell table:formula="of:=[.B32]*[.B32]" office:value-type="float" office:value="12544">
            <text:p>12544.00</text:p>
          </table:table-cell>
          <table:table-cell table:formula="of:=[.$D$4]*[.B32]+[.$D$5]" office:value-type="float" office:value="43.6251454294315">
            <text:p>43.63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7">
            <text:p>117</text:p>
          </table:table-cell>
          <table:table-cell table:formula="of:=5/9*([.B33]-32)" office:value-type="float" office:value="47.2222222222222">
            <text:p>47.22</text:p>
          </table:table-cell>
          <table:table-cell table:formula="of:=[.$D$12]*2*(RAND()-0.5)" office:value-type="float" office:value="-7.72990031167865">
            <text:p>-7.73</text:p>
          </table:table-cell>
          <table:table-cell table:formula="of:=[.C33]+[.D33]" office:value-type="float" office:value="39.4923219105436">
            <text:p>39.49</text:p>
          </table:table-cell>
          <table:table-cell table:formula="of:=[.B33]*[.E33]" office:value-type="float" office:value="4620.6016635336">
            <text:p>4620.60</text:p>
          </table:table-cell>
          <table:table-cell table:formula="of:=[.B33]*[.B33]" office:value-type="float" office:value="13689">
            <text:p>13689.00</text:p>
          </table:table-cell>
          <table:table-cell table:formula="of:=[.$D$4]*[.B33]+[.$D$5]" office:value-type="float" office:value="46.4064986209603">
            <text:p>46.41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2">
            <text:p>122</text:p>
          </table:table-cell>
          <table:table-cell table:formula="of:=5/9*([.B34]-32)" office:value-type="float" office:value="50">
            <text:p>50.00</text:p>
          </table:table-cell>
          <table:table-cell table:formula="of:=[.$D$12]*2*(RAND()-0.5)" office:value-type="float" office:value="8.36478337645531">
            <text:p>8.36</text:p>
          </table:table-cell>
          <table:table-cell table:formula="of:=[.C34]+[.D34]" office:value-type="float" office:value="58.3647833764553">
            <text:p>58.36</text:p>
          </table:table-cell>
          <table:table-cell table:formula="of:=[.B34]*[.E34]" office:value-type="float" office:value="7120.50357192755">
            <text:p>7120.50</text:p>
          </table:table-cell>
          <table:table-cell table:formula="of:=[.B34]*[.B34]" office:value-type="float" office:value="14884">
            <text:p>14884.00</text:p>
          </table:table-cell>
          <table:table-cell table:formula="of:=[.$D$4]*[.B34]+[.$D$5]" office:value-type="float" office:value="49.1878518124891">
            <text:p>49.19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7">
            <text:p>127</text:p>
          </table:table-cell>
          <table:table-cell table:formula="of:=5/9*([.B35]-32)" office:value-type="float" office:value="52.7777777777778">
            <text:p>52.78</text:p>
          </table:table-cell>
          <table:table-cell table:formula="of:=[.$D$12]*2*(RAND()-0.5)" office:value-type="float" office:value="-5.3573854546994">
            <text:p>-5.36</text:p>
          </table:table-cell>
          <table:table-cell table:formula="of:=[.C35]+[.D35]" office:value-type="float" office:value="47.4203923230784">
            <text:p>47.42</text:p>
          </table:table-cell>
          <table:table-cell table:formula="of:=[.B35]*[.E35]" office:value-type="float" office:value="6022.38982503096">
            <text:p>6022.39</text:p>
          </table:table-cell>
          <table:table-cell table:formula="of:=[.B35]*[.B35]" office:value-type="float" office:value="16129">
            <text:p>16129.00</text:p>
          </table:table-cell>
          <table:table-cell table:formula="of:=[.$D$4]*[.B35]+[.$D$5]" office:value-type="float" office:value="51.969205004018">
            <text:p>51.97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2">
            <text:p>132</text:p>
          </table:table-cell>
          <table:table-cell table:formula="of:=5/9*([.B36]-32)" office:value-type="float" office:value="55.5555555555556">
            <text:p>55.56</text:p>
          </table:table-cell>
          <table:table-cell table:formula="of:=[.$D$12]*2*(RAND()-0.5)" office:value-type="float" office:value="8.80080824252218">
            <text:p>8.80</text:p>
          </table:table-cell>
          <table:table-cell table:formula="of:=[.C36]+[.D36]" office:value-type="float" office:value="64.3563637980777">
            <text:p>64.36</text:p>
          </table:table-cell>
          <table:table-cell table:formula="of:=[.B36]*[.E36]" office:value-type="float" office:value="8495.04002134626">
            <text:p>8495.04</text:p>
          </table:table-cell>
          <table:table-cell table:formula="of:=[.B36]*[.B36]" office:value-type="float" office:value="17424">
            <text:p>17424.00</text:p>
          </table:table-cell>
          <table:table-cell table:formula="of:=[.$D$4]*[.B36]+[.$D$5]" office:value-type="float" office:value="54.7505581955468">
            <text:p>54.75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7">
            <text:p>137</text:p>
          </table:table-cell>
          <table:table-cell table:formula="of:=5/9*([.B37]-32)" office:value-type="float" office:value="58.3333333333333">
            <text:p>58.33</text:p>
          </table:table-cell>
          <table:table-cell table:formula="of:=[.$D$12]*2*(RAND()-0.5)" office:value-type="float" office:value="9.52970023732632">
            <text:p>9.53</text:p>
          </table:table-cell>
          <table:table-cell table:formula="of:=[.C37]+[.D37]" office:value-type="float" office:value="67.8630335706597">
            <text:p>67.86</text:p>
          </table:table-cell>
          <table:table-cell table:formula="of:=[.B37]*[.E37]" office:value-type="float" office:value="9297.23559918037">
            <text:p>9297.24</text:p>
          </table:table-cell>
          <table:table-cell table:formula="of:=[.B37]*[.B37]" office:value-type="float" office:value="18769">
            <text:p>18769.00</text:p>
          </table:table-cell>
          <table:table-cell table:formula="of:=[.$D$4]*[.B37]+[.$D$5]" office:value-type="float" office:value="57.5319113870756">
            <text:p>57.53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2">
            <text:p>142</text:p>
          </table:table-cell>
          <table:table-cell table:formula="of:=5/9*([.B38]-32)" office:value-type="float" office:value="61.1111111111111">
            <text:p>61.11</text:p>
          </table:table-cell>
          <table:table-cell table:formula="of:=[.$D$12]*2*(RAND()-0.5)" office:value-type="float" office:value="-9.432816891931">
            <text:p>-9.43</text:p>
          </table:table-cell>
          <table:table-cell table:formula="of:=[.C38]+[.D38]" office:value-type="float" office:value="51.6782942191801">
            <text:p>51.68</text:p>
          </table:table-cell>
          <table:table-cell table:formula="of:=[.B38]*[.E38]" office:value-type="float" office:value="7338.31777912358">
            <text:p>7338.32</text:p>
          </table:table-cell>
          <table:table-cell table:formula="of:=[.B38]*[.B38]" office:value-type="float" office:value="20164">
            <text:p>20164.00</text:p>
          </table:table-cell>
          <table:table-cell table:formula="of:=[.$D$4]*[.B38]+[.$D$5]" office:value-type="float" office:value="60.3132645786044">
            <text:p>60.31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table:formula="of:=5/9*([.B39]-32)" office:value-type="float" office:value="63.8888888888889">
            <text:p>63.89</text:p>
          </table:table-cell>
          <table:table-cell table:formula="of:=[.$D$12]*2*(RAND()-0.5)" office:value-type="float" office:value="9.70995624549687">
            <text:p>9.71</text:p>
          </table:table-cell>
          <table:table-cell table:formula="of:=[.C39]+[.D39]" office:value-type="float" office:value="73.5988451343858">
            <text:p>73.60</text:p>
          </table:table-cell>
          <table:table-cell table:formula="of:=[.B39]*[.E39]" office:value-type="float" office:value="10819.0302347547">
            <text:p>10819.03</text:p>
          </table:table-cell>
          <table:table-cell table:formula="of:=[.B39]*[.B39]" office:value-type="float" office:value="21609">
            <text:p>21609.00</text:p>
          </table:table-cell>
          <table:table-cell table:formula="of:=[.$D$4]*[.B39]+[.$D$5]" office:value-type="float" office:value="63.0946177701332">
            <text:p>63.09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table:formula="of:=5/9*([.B40]-32)" office:value-type="float" office:value="66.6666666666667">
            <text:p>66.67</text:p>
          </table:table-cell>
          <table:table-cell table:formula="of:=[.$D$12]*2*(RAND()-0.5)" office:value-type="float" office:value="1.61208361387253">
            <text:p>1.61</text:p>
          </table:table-cell>
          <table:table-cell table:formula="of:=[.C40]+[.D40]" office:value-type="float" office:value="68.2787502805392">
            <text:p>68.28</text:p>
          </table:table-cell>
          <table:table-cell table:formula="of:=[.B40]*[.E40]" office:value-type="float" office:value="10378.370042642">
            <text:p>10378.37</text:p>
          </table:table-cell>
          <table:table-cell table:formula="of:=[.B40]*[.B40]" office:value-type="float" office:value="23104">
            <text:p>23104.00</text:p>
          </table:table-cell>
          <table:table-cell table:formula="of:=[.$D$4]*[.B40]+[.$D$5]" office:value-type="float" office:value="65.875970961662">
            <text:p>65.88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table:formula="of:=5/9*([.B41]-32)" office:value-type="float" office:value="69.4444444444444">
            <text:p>69.44</text:p>
          </table:table-cell>
          <table:table-cell table:formula="of:=[.$D$12]*2*(RAND()-0.5)" office:value-type="float" office:value="-3.02018398884684">
            <text:p>-3.02</text:p>
          </table:table-cell>
          <table:table-cell table:formula="of:=[.C41]+[.D41]" office:value-type="float" office:value="66.4242604555976">
            <text:p>66.42</text:p>
          </table:table-cell>
          <table:table-cell table:formula="of:=[.B41]*[.E41]" office:value-type="float" office:value="10428.6088915288">
            <text:p>10428.61</text:p>
          </table:table-cell>
          <table:table-cell table:formula="of:=[.B41]*[.B41]" office:value-type="float" office:value="24649">
            <text:p>24649.00</text:p>
          </table:table-cell>
          <table:table-cell table:formula="of:=[.$D$4]*[.B41]+[.$D$5]" office:value-type="float" office:value="68.6573241531909">
            <text:p>68.66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2">
            <text:p>162</text:p>
          </table:table-cell>
          <table:table-cell table:formula="of:=5/9*([.B42]-32)" office:value-type="float" office:value="72.2222222222222">
            <text:p>72.22</text:p>
          </table:table-cell>
          <table:table-cell table:formula="of:=[.$D$12]*2*(RAND()-0.5)" office:value-type="float" office:value="-3.3448028517887">
            <text:p>-3.34</text:p>
          </table:table-cell>
          <table:table-cell table:formula="of:=[.C42]+[.D42]" office:value-type="float" office:value="68.8774193704335">
            <text:p>68.88</text:p>
          </table:table-cell>
          <table:table-cell table:formula="of:=[.B42]*[.E42]" office:value-type="float" office:value="11158.1419380102">
            <text:p>11158.14</text:p>
          </table:table-cell>
          <table:table-cell table:formula="of:=[.B42]*[.B42]" office:value-type="float" office:value="26244">
            <text:p>26244.00</text:p>
          </table:table-cell>
          <table:table-cell table:formula="of:=[.$D$4]*[.B42]+[.$D$5]" office:value-type="float" office:value="71.4386773447197">
            <text:p>71.44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table:formula="of:=5/9*([.B43]-32)" office:value-type="float" office:value="75">
            <text:p>75.00</text:p>
          </table:table-cell>
          <table:table-cell table:formula="of:=[.$D$12]*2*(RAND()-0.5)" office:value-type="float" office:value="0.173698030412197">
            <text:p>0.17</text:p>
          </table:table-cell>
          <table:table-cell table:formula="of:=[.C43]+[.D43]" office:value-type="float" office:value="75.1736980304122">
            <text:p>75.17</text:p>
          </table:table-cell>
          <table:table-cell table:formula="of:=[.B43]*[.E43]" office:value-type="float" office:value="12554.0075710788">
            <text:p>12554.01</text:p>
          </table:table-cell>
          <table:table-cell table:formula="of:=[.B43]*[.B43]" office:value-type="float" office:value="27889">
            <text:p>27889.00</text:p>
          </table:table-cell>
          <table:table-cell table:formula="of:=[.$D$4]*[.B43]+[.$D$5]" office:value-type="float" office:value="74.2200305362485">
            <text:p>74.22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2">
            <text:p>172</text:p>
          </table:table-cell>
          <table:table-cell table:formula="of:=5/9*([.B44]-32)" office:value-type="float" office:value="77.7777777777778">
            <text:p>77.78</text:p>
          </table:table-cell>
          <table:table-cell table:formula="of:=[.$D$12]*2*(RAND()-0.5)" office:value-type="float" office:value="-9.82000082265586">
            <text:p>-9.82</text:p>
          </table:table-cell>
          <table:table-cell table:formula="of:=[.C44]+[.D44]" office:value-type="float" office:value="67.9577769551219">
            <text:p>67.96</text:p>
          </table:table-cell>
          <table:table-cell table:formula="of:=[.B44]*[.E44]" office:value-type="float" office:value="11688.737636281">
            <text:p>11688.74</text:p>
          </table:table-cell>
          <table:table-cell table:formula="of:=[.B44]*[.B44]" office:value-type="float" office:value="29584">
            <text:p>29584.00</text:p>
          </table:table-cell>
          <table:table-cell table:formula="of:=[.$D$4]*[.B44]+[.$D$5]" office:value-type="float" office:value="77.0013837277773">
            <text:p>77.00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77">
            <text:p>177</text:p>
          </table:table-cell>
          <table:table-cell table:formula="of:=5/9*([.B45]-32)" office:value-type="float" office:value="80.5555555555556">
            <text:p>80.56</text:p>
          </table:table-cell>
          <table:table-cell table:formula="of:=[.$D$12]*2*(RAND()-0.5)" office:value-type="float" office:value="-6.73028949182481">
            <text:p>-6.73</text:p>
          </table:table-cell>
          <table:table-cell table:formula="of:=[.C45]+[.D45]" office:value-type="float" office:value="73.8252660637308">
            <text:p>73.83</text:p>
          </table:table-cell>
          <table:table-cell table:formula="of:=[.B45]*[.E45]" office:value-type="float" office:value="13067.0720932803">
            <text:p>13067.07</text:p>
          </table:table-cell>
          <table:table-cell table:formula="of:=[.B45]*[.B45]" office:value-type="float" office:value="31329">
            <text:p>31329.00</text:p>
          </table:table-cell>
          <table:table-cell table:formula="of:=[.$D$4]*[.B45]+[.$D$5]" office:value-type="float" office:value="79.7827369193062">
            <text:p>79.78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82">
            <text:p>182</text:p>
          </table:table-cell>
          <table:table-cell table:formula="of:=5/9*([.B46]-32)" office:value-type="float" office:value="83.3333333333333">
            <text:p>83.33</text:p>
          </table:table-cell>
          <table:table-cell table:formula="of:=[.$D$12]*2*(RAND()-0.5)" office:value-type="float" office:value="-5.11116308160126">
            <text:p>-5.11</text:p>
          </table:table-cell>
          <table:table-cell table:formula="of:=[.C46]+[.D46]" office:value-type="float" office:value="78.2221702517321">
            <text:p>78.22</text:p>
          </table:table-cell>
          <table:table-cell table:formula="of:=[.B46]*[.E46]" office:value-type="float" office:value="14236.4349858152">
            <text:p>14236.43</text:p>
          </table:table-cell>
          <table:table-cell table:formula="of:=[.B46]*[.B46]" office:value-type="float" office:value="33124">
            <text:p>33124.00</text:p>
          </table:table-cell>
          <table:table-cell table:formula="of:=[.$D$4]*[.B46]+[.$D$5]" office:value-type="float" office:value="82.564090110835">
            <text:p>82.56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87">
            <text:p>187</text:p>
          </table:table-cell>
          <table:table-cell table:formula="of:=5/9*([.B47]-32)" office:value-type="float" office:value="86.1111111111111">
            <text:p>86.11</text:p>
          </table:table-cell>
          <table:table-cell table:formula="of:=[.$D$12]*2*(RAND()-0.5)" office:value-type="float" office:value="1.95868438575417">
            <text:p>1.96</text:p>
          </table:table-cell>
          <table:table-cell table:formula="of:=[.C47]+[.D47]" office:value-type="float" office:value="88.0697954968653">
            <text:p>88.07</text:p>
          </table:table-cell>
          <table:table-cell table:formula="of:=[.B47]*[.E47]" office:value-type="float" office:value="16469.0517579138">
            <text:p>16469.05</text:p>
          </table:table-cell>
          <table:table-cell table:formula="of:=[.B47]*[.B47]" office:value-type="float" office:value="34969">
            <text:p>34969.00</text:p>
          </table:table-cell>
          <table:table-cell table:formula="of:=[.$D$4]*[.B47]+[.$D$5]" office:value-type="float" office:value="85.3454433023638">
            <text:p>85.35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92">
            <text:p>192</text:p>
          </table:table-cell>
          <table:table-cell table:formula="of:=5/9*([.B48]-32)" office:value-type="float" office:value="88.8888888888889">
            <text:p>88.89</text:p>
          </table:table-cell>
          <table:table-cell table:formula="of:=[.$D$12]*2*(RAND()-0.5)" office:value-type="float" office:value="5.91495286673307">
            <text:p>5.91</text:p>
          </table:table-cell>
          <table:table-cell table:formula="of:=[.C48]+[.D48]" office:value-type="float" office:value="94.803841755622">
            <text:p>94.80</text:p>
          </table:table-cell>
          <table:table-cell table:formula="of:=[.B48]*[.E48]" office:value-type="float" office:value="18202.3376170794">
            <text:p>18202.34</text:p>
          </table:table-cell>
          <table:table-cell table:formula="of:=[.B48]*[.B48]" office:value-type="float" office:value="36864">
            <text:p>36864.00</text:p>
          </table:table-cell>
          <table:table-cell table:formula="of:=[.$D$4]*[.B48]+[.$D$5]" office:value-type="float" office:value="88.1267964938926">
            <text:p>88.13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97">
            <text:p>197</text:p>
          </table:table-cell>
          <table:table-cell table:formula="of:=5/9*([.B49]-32)" office:value-type="float" office:value="91.6666666666667">
            <text:p>91.67</text:p>
          </table:table-cell>
          <table:table-cell table:formula="of:=[.$D$12]*2*(RAND()-0.5)" office:value-type="float" office:value="9.54718704801053">
            <text:p>9.55</text:p>
          </table:table-cell>
          <table:table-cell table:formula="of:=[.C49]+[.D49]" office:value-type="float" office:value="101.213853714677">
            <text:p>101.21</text:p>
          </table:table-cell>
          <table:table-cell table:formula="of:=[.B49]*[.E49]" office:value-type="float" office:value="19939.1291817914">
            <text:p>19939.13</text:p>
          </table:table-cell>
          <table:table-cell table:formula="of:=[.B49]*[.B49]" office:value-type="float" office:value="38809">
            <text:p>38809.00</text:p>
          </table:table-cell>
          <table:table-cell table:formula="of:=[.$D$4]*[.B49]+[.$D$5]" office:value-type="float" office:value="90.9081496854214">
            <text:p>90.91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2">
            <text:p>202</text:p>
          </table:table-cell>
          <table:table-cell table:formula="of:=5/9*([.B50]-32)" office:value-type="float" office:value="94.4444444444444">
            <text:p>94.44</text:p>
          </table:table-cell>
          <table:table-cell table:formula="of:=[.$D$12]*2*(RAND()-0.5)" office:value-type="float" office:value="-7.56212775595486">
            <text:p>-7.56</text:p>
          </table:table-cell>
          <table:table-cell table:formula="of:=[.C50]+[.D50]" office:value-type="float" office:value="86.8823166884896">
            <text:p>86.88</text:p>
          </table:table-cell>
          <table:table-cell table:formula="of:=[.B50]*[.E50]" office:value-type="float" office:value="17550.2279710749">
            <text:p>17550.23</text:p>
          </table:table-cell>
          <table:table-cell table:formula="of:=[.B50]*[.B50]" office:value-type="float" office:value="40804">
            <text:p>40804.00</text:p>
          </table:table-cell>
          <table:table-cell table:formula="of:=[.$D$4]*[.B50]+[.$D$5]" office:value-type="float" office:value="93.6895028769503">
            <text:p>93.69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7">
            <text:p>207</text:p>
          </table:table-cell>
          <table:table-cell table:formula="of:=5/9*([.B51]-32)" office:value-type="float" office:value="97.2222222222222">
            <text:p>97.22</text:p>
          </table:table-cell>
          <table:table-cell table:formula="of:=[.$D$12]*2*(RAND()-0.5)" office:value-type="float" office:value="-8.57027423102409">
            <text:p>-8.57</text:p>
          </table:table-cell>
          <table:table-cell table:formula="of:=[.C51]+[.D51]" office:value-type="float" office:value="88.6519479911981">
            <text:p>88.65</text:p>
          </table:table-cell>
          <table:table-cell table:formula="of:=[.B51]*[.E51]" office:value-type="float" office:value="18350.953234178">
            <text:p>18350.95</text:p>
          </table:table-cell>
          <table:table-cell table:formula="of:=[.B51]*[.B51]" office:value-type="float" office:value="42849">
            <text:p>42849.00</text:p>
          </table:table-cell>
          <table:table-cell table:formula="of:=[.$D$4]*[.B51]+[.$D$5]" office:value-type="float" office:value="96.4708560684791">
            <text:p>96.47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12">
            <text:p>212</text:p>
          </table:table-cell>
          <table:table-cell table:formula="of:=5/9*([.B52]-32)" office:value-type="float" office:value="100">
            <text:p>100.00</text:p>
          </table:table-cell>
          <table:table-cell table:formula="of:=[.$D$12]*2*(RAND()-0.5)" office:value-type="float" office:value="0.766914286650717">
            <text:p>0.77</text:p>
          </table:table-cell>
          <table:table-cell table:formula="of:=[.C52]+[.D52]" office:value-type="float" office:value="100.766914286651">
            <text:p>100.77</text:p>
          </table:table-cell>
          <table:table-cell table:formula="of:=[.B52]*[.E52]" office:value-type="float" office:value="21362.58582877">
            <text:p>21362.59</text:p>
          </table:table-cell>
          <table:table-cell table:formula="of:=[.B52]*[.B52]" office:value-type="float" office:value="44944">
            <text:p>44944.00</text:p>
          </table:table-cell>
          <table:table-cell table:formula="of:=[.$D$4]*[.B52]+[.$D$5]" office:value-type="float" office:value="99.2522092600079">
            <text:p>99.25</text:p>
          </table:table-cell>
          <table:table-cell table:number-columns-repeated="1015"/>
        </table:table-row>
        <table:table-row table:style-name="ro1" table:number-rows-repeated="1048523">
          <table:table-cell table:number-columns-repeated="1023"/>
        </table:table-row>
        <table:table-row table:style-name="ro1">
          <table:table-cell table:number-columns-repeated="10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9/02/2018</text:date>, <text:time>17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8-08-29T21:03:50.46</meta:creation-date>
    <dc:date>2018-09-02T17:16:09.53</dc:date>
    <dc:creator>Dr. Mark E. Lehr</dc:creator>
    <meta:editing-duration>PT43M57S</meta:editing-duration>
    <meta:editing-cycles>11</meta:editing-cycles>
    <meta:generator>OpenOffice/4.1.4$Win32 OpenOffice.org_project/414m5$Build-9788</meta:generator>
    <meta:document-statistic meta:table-count="1" meta:cell-count="3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minimum="0" chart:maximum="10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2.278cm" svg:height="23.204cm" xlink:href=".." xlink:type="simple" chart:class="chart:scatter" chart:style-name="ch1">
        <chart:title svg:x="8.727cm" svg:y="0.6cm" chart:style-name="ch2">
          <text:p>Least Squares Curve Fit</text:p>
        </chart:title>
        <chart:subtitle svg:x="8.582cm" svg:y="1.843cm" chart:style-name="ch3">
          <text:p>Simulated Temperature Data</text:p>
        </chart:subtitle>
        <chart:legend chart:legend-position="end" svg:x="17.865cm" svg:y="10.766cm" style:legend-expansion="high" chart:style-name="ch4"/>
        <chart:plot-area chart:style-name="ch5" table:cell-range-address="SimulateData.B16:SimulateData.C52 SimulateData.C14:SimulateData.C15 SimulateData.E14:SimulateData.E52 SimulateData.H14:SimulateData.H52" chart:data-source-has-labels="row" svg:x="1.483cm" svg:y="3.454cm" svg:width="15.492cm" svg:height="18.278cm">
          <chartooo:coordinate-region svg:x="2.766cm" svg:y="3.666cm" svg:width="13.929cm" svg:height="17.393cm"/>
          <chart:axis chart:dimension="x" chart:name="primary-x" chart:style-name="ch6">
            <chart:title svg:x="7.717cm" svg:y="22.197cm" chart:style-name="ch7">
              <text:p>Degrees Fahrenheit</text:p>
            </chart:title>
            <chart:grid chart:style-name="ch8" chart:class="major"/>
          </chart:axis>
          <chart:axis chart:dimension="y" chart:name="primary-y" chart:style-name="ch9">
            <chart:title svg:x="0.451cm" svg:y="13.881cm" chart:style-name="ch10">
              <text:p>Degrees Celcius</text:p>
            </chart:title>
            <chart:grid chart:style-name="ch8" chart:class="major"/>
          </chart:axis>
          <chart:series chart:style-name="ch11" chart:values-cell-range-address="SimulateData.C16:SimulateData.C52" chart:label-cell-address="SimulateData.C14:SimulateData.C15" chart:class="chart:scatter">
            <chart:domain table:cell-range-address="SimulateData.B16:SimulateData.B52"/>
            <chart:data-point chart:repeated="37"/>
          </chart:series>
          <chart:series chart:style-name="ch12" chart:values-cell-range-address="SimulateData.E16:SimulateData.E52" chart:label-cell-address="SimulateData.E14:SimulateData.E15" chart:class="chart:scatter">
            <chart:data-point chart:repeated="37"/>
          </chart:series>
          <chart:series chart:style-name="ch13" chart:values-cell-range-address="SimulateData.H16:SimulateData.H52" chart:label-cell-address="SimulateData.H14:SimulateData.H15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 Deg C</text:p>
                <text:list>
                  <text:list-item>
                    <text:p>y</text:p>
                  </text:list-item>
                  <text:list-item>
                    <text:p>Deg C</text:p>
                  </text:list-item>
                </text:list>
                <draw:g>
                  <svg:desc>SimulateData.C14:SimulateData.C15</svg:desc>
                </draw:g>
              </table:table-cell>
              <table:table-cell office:value-type="string">
                <text:p>y' Measured C</text:p>
                <text:list>
                  <text:list-item>
                    <text:p>y'</text:p>
                  </text:list-item>
                  <text:list-item>
                    <text:p>Measured C</text:p>
                  </text:list-item>
                </text:list>
                <draw:g>
                  <svg:desc>SimulateData.E14:SimulateData.E15</svg:desc>
                </draw:g>
              </table:table-cell>
              <table:table-cell office:value-type="string">
                <text:p>y Calculated Deg  C</text:p>
                <text:list>
                  <text:list-item>
                    <text:p>y Calculated</text:p>
                  </text:list-item>
                  <text:list-item>
                    <text:p>Deg  C</text:p>
                  </text:list-item>
                </text:list>
                <draw:g>
                  <svg:desc>SimulateData.H14:SimulateData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imulateData.B16:SimulateData.B52</svg:desc>
                </draw:g>
              </table:table-cell>
              <table:table-cell office:value-type="float" office:value="0">
                <text:p>0</text:p>
                <draw:g>
                  <svg:desc>SimulateData.C16:SimulateData.C52</svg:desc>
                </draw:g>
              </table:table-cell>
              <table:table-cell office:value-type="float" office:value="-6.59165698569268">
                <text:p>-6.59165698569268</text:p>
                <draw:g>
                  <svg:desc>SimulateData.E16:SimulateData.E52</svg:desc>
                </draw:g>
              </table:table-cell>
              <table:table-cell office:value-type="float" office:value="-0.876505635029659">
                <text:p>-0.876505635029659</text:p>
                <draw:g>
                  <svg:desc>SimulateData.H16:SimulateData.H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8">
                <text:p>2.77777777777778</text:p>
              </table:table-cell>
              <table:table-cell office:value-type="float" office:value="7.3938602514358">
                <text:p>7.3938602514358</text:p>
              </table:table-cell>
              <table:table-cell office:value-type="float" office:value="1.90484755649916">
                <text:p>1.904847556499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6">
                <text:p>5.55555555555556</text:p>
              </table:table-cell>
              <table:table-cell office:value-type="float" office:value="-0.957820075046685">
                <text:p>-0.957820075046685</text:p>
              </table:table-cell>
              <table:table-cell office:value-type="float" office:value="4.68620074802799">
                <text:p>4.68620074802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8.43911234599849">
                <text:p>8.43911234599849</text:p>
              </table:table-cell>
              <table:table-cell office:value-type="float" office:value="7.4675539395568">
                <text:p>7.46755393955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.79321633289672">
                <text:p>1.79321633289672</text:p>
              </table:table-cell>
              <table:table-cell office:value-type="float" office:value="10.2489071310856">
                <text:p>10.24890713108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2.9581782583975">
                <text:p>12.9581782583975</text:p>
              </table:table-cell>
              <table:table-cell office:value-type="float" office:value="13.0302603226144">
                <text:p>13.0302603226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1.939150049972">
                <text:p>21.939150049972</text:p>
              </table:table-cell>
              <table:table-cell office:value-type="float" office:value="15.8116135141433">
                <text:p>15.8116135141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0.1457436563861">
                <text:p>20.1457436563861</text:p>
              </table:table-cell>
              <table:table-cell office:value-type="float" office:value="18.5929667056721">
                <text:p>18.5929667056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22.4561772981866">
                <text:p>22.4561772981866</text:p>
              </table:table-cell>
              <table:table-cell office:value-type="float" office:value="21.3743198972009">
                <text:p>21.3743198972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4.8831215547398">
                <text:p>24.8831215547398</text:p>
              </table:table-cell>
              <table:table-cell office:value-type="float" office:value="24.1556730887297">
                <text:p>24.1556730887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8">
                <text:p>27.7777777777778</text:p>
              </table:table-cell>
              <table:table-cell office:value-type="float" office:value="25.6505623718517">
                <text:p>25.6505623718517</text:p>
              </table:table-cell>
              <table:table-cell office:value-type="float" office:value="26.9370262802586">
                <text:p>26.93702628025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6">
                <text:p>30.5555555555556</text:p>
              </table:table-cell>
              <table:table-cell office:value-type="float" office:value="31.4041441311646">
                <text:p>31.4041441311646</text:p>
              </table:table-cell>
              <table:table-cell office:value-type="float" office:value="29.7183794717874">
                <text:p>29.71837947178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8.9265330911924">
                <text:p>38.9265330911924</text:p>
              </table:table-cell>
              <table:table-cell office:value-type="float" office:value="32.4997326633162">
                <text:p>32.4997326633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26.6817754377714">
                <text:p>26.6817754377714</text:p>
              </table:table-cell>
              <table:table-cell office:value-type="float" office:value="35.281085854845">
                <text:p>35.281085854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9">
                <text:p>38.8888888888889</text:p>
              </table:table-cell>
              <table:table-cell office:value-type="float" office:value="48.6638073100605">
                <text:p>48.6638073100605</text:p>
              </table:table-cell>
              <table:table-cell office:value-type="float" office:value="38.0624390463738">
                <text:p>38.06243904637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6.7163106442119">
                <text:p>36.7163106442119</text:p>
              </table:table-cell>
              <table:table-cell office:value-type="float" office:value="40.8437922379027">
                <text:p>40.84379223790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37.526255715121">
                <text:p>37.526255715121</text:p>
              </table:table-cell>
              <table:table-cell office:value-type="float" office:value="43.6251454294315">
                <text:p>43.62514542943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39.4923219105436">
                <text:p>39.4923219105436</text:p>
              </table:table-cell>
              <table:table-cell office:value-type="float" office:value="46.4064986209603">
                <text:p>46.4064986209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58.3647833764553">
                <text:p>58.3647833764553</text:p>
              </table:table-cell>
              <table:table-cell office:value-type="float" office:value="49.1878518124891">
                <text:p>49.1878518124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47.4203923230784">
                <text:p>47.4203923230784</text:p>
              </table:table-cell>
              <table:table-cell office:value-type="float" office:value="51.969205004018">
                <text:p>51.969205004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64.3563637980777">
                <text:p>64.3563637980777</text:p>
              </table:table-cell>
              <table:table-cell office:value-type="float" office:value="54.7505581955468">
                <text:p>54.7505581955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67.8630335706597">
                <text:p>67.8630335706597</text:p>
              </table:table-cell>
              <table:table-cell office:value-type="float" office:value="57.5319113870756">
                <text:p>57.5319113870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1">
                <text:p>61.1111111111111</text:p>
              </table:table-cell>
              <table:table-cell office:value-type="float" office:value="51.6782942191801">
                <text:p>51.6782942191801</text:p>
              </table:table-cell>
              <table:table-cell office:value-type="float" office:value="60.3132645786044">
                <text:p>60.3132645786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9">
                <text:p>63.8888888888889</text:p>
              </table:table-cell>
              <table:table-cell office:value-type="float" office:value="73.5988451343858">
                <text:p>73.5988451343858</text:p>
              </table:table-cell>
              <table:table-cell office:value-type="float" office:value="63.0946177701332">
                <text:p>63.09461777013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68.2787502805392">
                <text:p>68.2787502805392</text:p>
              </table:table-cell>
              <table:table-cell office:value-type="float" office:value="65.875970961662">
                <text:p>65.8759709616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66.4242604555976">
                <text:p>66.4242604555976</text:p>
              </table:table-cell>
              <table:table-cell office:value-type="float" office:value="68.6573241531909">
                <text:p>68.6573241531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2">
                <text:p>72.2222222222222</text:p>
              </table:table-cell>
              <table:table-cell office:value-type="float" office:value="68.8774193704335">
                <text:p>68.8774193704335</text:p>
              </table:table-cell>
              <table:table-cell office:value-type="float" office:value="71.4386773447197">
                <text:p>71.43867734471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5">
                <text:p>75</text:p>
              </table:table-cell>
              <table:table-cell office:value-type="float" office:value="75.1736980304122">
                <text:p>75.1736980304122</text:p>
              </table:table-cell>
              <table:table-cell office:value-type="float" office:value="74.2200305362485">
                <text:p>74.22003053624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8">
                <text:p>77.7777777777778</text:p>
              </table:table-cell>
              <table:table-cell office:value-type="float" office:value="67.9577769551219">
                <text:p>67.9577769551219</text:p>
              </table:table-cell>
              <table:table-cell office:value-type="float" office:value="77.0013837277773">
                <text:p>77.00138372777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6">
                <text:p>80.5555555555556</text:p>
              </table:table-cell>
              <table:table-cell office:value-type="float" office:value="73.8252660637308">
                <text:p>73.8252660637308</text:p>
              </table:table-cell>
              <table:table-cell office:value-type="float" office:value="79.7827369193062">
                <text:p>79.7827369193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78.2221702517321">
                <text:p>78.2221702517321</text:p>
              </table:table-cell>
              <table:table-cell office:value-type="float" office:value="82.564090110835">
                <text:p>82.5640901108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1">
                <text:p>86.1111111111111</text:p>
              </table:table-cell>
              <table:table-cell office:value-type="float" office:value="88.0697954968653">
                <text:p>88.0697954968653</text:p>
              </table:table-cell>
              <table:table-cell office:value-type="float" office:value="85.3454433023638">
                <text:p>85.34544330236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9">
                <text:p>88.8888888888889</text:p>
              </table:table-cell>
              <table:table-cell office:value-type="float" office:value="94.803841755622">
                <text:p>94.803841755622</text:p>
              </table:table-cell>
              <table:table-cell office:value-type="float" office:value="88.1267964938926">
                <text:p>88.1267964938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101.213853714677">
                <text:p>101.213853714677</text:p>
              </table:table-cell>
              <table:table-cell office:value-type="float" office:value="90.9081496854214">
                <text:p>90.90814968542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4">
                <text:p>94.4444444444444</text:p>
              </table:table-cell>
              <table:table-cell office:value-type="float" office:value="86.8823166884896">
                <text:p>86.8823166884896</text:p>
              </table:table-cell>
              <table:table-cell office:value-type="float" office:value="93.6895028769503">
                <text:p>93.6895028769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2">
                <text:p>97.2222222222222</text:p>
              </table:table-cell>
              <table:table-cell office:value-type="float" office:value="88.6519479911981">
                <text:p>88.6519479911981</text:p>
              </table:table-cell>
              <table:table-cell office:value-type="float" office:value="96.4708560684791">
                <text:p>96.470856068479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100">
                <text:p>100</text:p>
              </table:table-cell>
              <table:table-cell office:value-type="float" office:value="100.766914286651">
                <text:p>100.766914286651</text:p>
              </table:table-cell>
              <table:table-cell office:value-type="float" office:value="99.2522092600079">
                <text:p>99.25220926000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